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3000001631116B75A4BE51F83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c8f82" officeooo:paragraph-rsid="001f0b5b"/>
    </style:style>
    <style:style style:name="T1" style:family="text">
      <style:text-properties officeooo:rsid="001f0b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draw:frame draw:style-name="fr1" draw:name="Image1" text:anchor-type="paragraph" svg:x="2.6374in" svg:y="-0.7874in" svg:width="1.8209in" svg:height="0.9146in" draw:z-index="0"><draw:image xlink:href="Pictures/10000201000002C3000001631116B75A4BE51F83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officeooo:rsid="001c8f8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Open Sans Condensed" fo:font-family="'Open Sans Condensed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text-indent="-0.5in" style:auto-text-indent="false" fo:background-color="transparent" fo:keep-with-next="always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4pt" style:font-size-asian="14pt" style:font-size-complex="14pt"/>
    </style:style>
    <style:style style:name="Quotations" style:family="paragraph" style:parent-style-name="Standard" style:class="html">
      <loext:graphic-properties draw:fill="none" draw:fill-color="#729fcf"/>
      <style:paragraph-properties fo:margin-left="0.8598in" fo:margin-right="0.3902in" fo:margin-top="0in" fo:margin-bottom="0.1965in" loext:contextual-spacing="false" fo:text-indent="0in" style:auto-text-indent="false" fo:background-color="transparent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5f_20_5f_Symbols" style:display-name="Numbering_20_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1c8f82" officeooo:paragraph-rsid="001f0b5b"/>
    </style:style>
    <style:style style:name="MT1" style:family="text">
      <style:text-properties officeooo:rsid="001f0b5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pan text:style-name="MT1">of</text:span><text:span text:style-name="MT1"><text:page-count>1</text:page-count></text:span><text:span text:style-name="MT1"> 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meta:generator>LibreOffice/5.3.2.2$MacOSX_X86_64 LibreOffice_project/6cd4f1ef626f15116896b1d8e1398b56da0d0ee1</meta:generator>
    <dc:date>2017-04-27T11:17:26.497617000</dc:date>
    <meta:editing-duration>PT7M39S</meta:editing-duration>
    <meta:editing-cycles>5</meta:editing-cycles>
    <meta:document-statistic meta:table-count="0" meta:image-count="1" meta:object-count="0" meta:page-count="1" meta:paragraph-count="1" meta:word-count="1" meta:character-count="6" meta:non-whitespace-character-count="4"/>
  </office:meta>
</office:document-meta>
</file>